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530000034A99ED3BCC.png"/>
  <manifest:file-entry manifest:media-type="image/png" manifest:full-path="Pictures/10000000000002530000034AF3C56D6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24.056cm" draw:z-index="0"><draw:image xlink:href="Pictures/10000000000002530000034AF3C56D68.png" xlink:type="simple" xlink:show="embed" xlink:actuate="onLoad"/></draw:frame></text:p>
      <text:p text:style-name="Standard"/>
      <text:p text:style-name="Standard"/>
      <text:p text:style-name="Standard"><draw:frame draw:style-name="fr1" draw:name="graphics2" text:anchor-type="paragraph" svg:width="17cm" svg:height="24.056cm" draw:z-index="1"><draw:image xlink:href="Pictures/10000000000002530000034A99ED3BCC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Pierre Glumotosaurus</meta:initial-creator>
    <meta:creation-date>2015-04-20T15:50:23.91</meta:creation-date>
    <meta:document-statistic meta:table-count="0" meta:image-count="2" meta:object-count="0" meta:page-count="2" meta:paragraph-count="0" meta:word-count="0" meta:character-count="0"/>
    <dc:date>2015-04-20T15:52:12.70</dc:date>
    <dc:creator>Jean Pierre Glumotosaurus</dc:creator>
    <meta:editing-duration>PT1M49S</meta:editing-duration>
    <meta:editing-cycles>1</meta:editing-cycles>
    <meta:generator>OpenOffice/4.1.1$Win32 OpenOffice.org_project/411m6$Build-9775</meta:generator>
  </office:meta>
</office:document-meta>
</file>